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4.401cm"/>
    </style:style>
    <style:style style:name="Table1.B" style:family="table-column">
      <style:table-column-properties style:column-width="11.525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P1" style:family="paragraph" style:parent-style-name="Standard">
      <style:paragraph-properties fo:margin-left="0cm" fo:margin-right="0cm" fo:margin-top="0cm" fo:margin-bottom="0cm" loext:contextual-spacing="true" fo:text-indent="0cm" style:auto-text-indent="false"/>
      <style:text-properties style:font-name="Verdana" officeooo:rsid="0007cff8" officeooo:paragraph-rsid="0005033a"/>
    </style:style>
    <style:style style:name="P2" style:family="paragraph" style:parent-style-name="Standard">
      <style:paragraph-properties fo:margin-left="0cm" fo:margin-right="0cm" fo:margin-top="0cm" fo:margin-bottom="0cm" loext:contextual-spacing="true" fo:text-indent="0cm" style:auto-text-indent="false"/>
      <style:text-properties style:font-name="Verdana" officeooo:paragraph-rsid="0005033a"/>
    </style:style>
    <style:style style:name="P3" style:family="paragraph" style:parent-style-name="Standard">
      <style:paragraph-properties fo:margin-left="0cm" fo:margin-right="0cm" fo:margin-top="0cm" fo:margin-bottom="0cm" loext:contextual-spacing="true" fo:text-indent="0cm" style:auto-text-indent="false"/>
      <style:text-properties style:font-name="Verdana" fo:font-size="13pt" fo:font-weight="bold" officeooo:rsid="0007cff8" officeooo:paragraph-rsid="0007cff8" style:font-size-asian="13pt" style:font-weight-asian="bold" style:font-size-complex="13pt" style:font-weight-complex="bold"/>
    </style:style>
    <style:style style:name="P4"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6a3fd" officeooo:paragraph-rsid="0006a3fd"/>
    </style:style>
    <style:style style:name="P5"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paragraph-rsid="0007cff8"/>
    </style:style>
    <style:style style:name="P6"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c7856" officeooo:paragraph-rsid="000c7856"/>
    </style:style>
    <style:style style:name="P7"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e4d99" officeooo:paragraph-rsid="000e4d99"/>
    </style:style>
    <style:style style:name="P8" style:family="paragraph" style:parent-style-name="Standard">
      <style:paragraph-properties fo:margin-left="0cm" fo:margin-right="0cm" fo:margin-top="0cm" fo:margin-bottom="0cm" loext:contextual-spacing="true" fo:text-align="justify" style:justify-single-word="false" fo:text-indent="0cm" style:auto-text-indent="false"/>
      <style:text-properties officeooo:rsid="0007cff8" officeooo:paragraph-rsid="0007cff8"/>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style:font-size-asian="10pt" style:font-size-complex="10pt"/>
    </style:style>
    <style:style style:name="P1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officeooo:rsid="001431c2" officeooo:paragraph-rsid="001431c2" style:font-size-asian="10pt" style:font-size-complex="10pt"/>
    </style:style>
    <style:style style:name="P1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fo:font-weight="bold" style:font-size-asian="10pt" style:font-weight-asian="bold" style:font-size-complex="10pt" style:font-weight-complex="bold"/>
    </style:style>
    <style:style style:name="P12" style:family="paragraph" style:parent-style-name="Standard">
      <style:paragraph-properties fo:margin-top="0cm" fo:margin-bottom="0cm" loext:contextual-spacing="false"/>
      <style:text-properties style:font-name="Verdana"/>
    </style:style>
    <style:style style:name="P13" style:family="paragraph" style:parent-style-name="Standard">
      <style:paragraph-properties fo:margin-top="0cm" fo:margin-bottom="0cm" loext:contextual-spacing="false"/>
      <style:text-properties style:font-name="Verdana" fo:font-size="14pt" style:font-size-asian="14pt" style:font-size-complex="14pt"/>
    </style:style>
    <style:style style:name="P14" style:family="paragraph" style:parent-style-name="Standard">
      <style:paragraph-properties fo:margin-top="0cm" fo:margin-bottom="0cm" loext:contextual-spacing="false" fo:text-align="center" style:justify-single-word="false"/>
      <style:text-properties style:font-name="Verdana" fo:font-size="14pt" officeooo:rsid="001b6464" officeooo:paragraph-rsid="001b6464" style:font-size-asian="14pt" style:font-size-complex="14pt"/>
    </style:style>
    <style:style style:name="P15" style:family="paragraph" style:parent-style-name="Standard">
      <style:paragraph-properties fo:margin-top="0cm" fo:margin-bottom="0cm" loext:contextual-spacing="false"/>
      <style:text-properties style:font-name="Verdana" fo:font-size="13pt" fo:font-weight="bold" style:font-size-asian="13pt" style:font-weight-asian="bold" style:font-size-complex="13pt" style:font-weight-complex="bold"/>
    </style:style>
    <style:style style:name="P16" style:family="paragraph" style:parent-style-name="Standard">
      <style:paragraph-properties fo:margin-top="0cm" fo:margin-bottom="0cm" loext:contextual-spacing="false" fo:text-align="justify" style:justify-single-word="false"/>
      <style:text-properties style:font-name="Verdana" officeooo:rsid="001cfa04" officeooo:paragraph-rsid="001cfa04"/>
    </style:style>
    <style:style style:name="P17" style:family="paragraph" style:parent-style-name="Standard">
      <style:paragraph-properties fo:margin-top="0cm" fo:margin-bottom="0cm" loext:contextual-spacing="false" fo:text-align="justify" style:justify-single-word="false"/>
      <style:text-properties style:font-name="Verdana" officeooo:rsid="001dac27" officeooo:paragraph-rsid="001dac27"/>
    </style:style>
    <style:style style:name="P18" style:family="paragraph" style:parent-style-name="Standard" style:master-page-name="Standard">
      <style:paragraph-properties fo:margin-top="0cm" fo:margin-bottom="0cm" loext:contextual-spacing="false" fo:text-align="center" style:justify-single-word="false" style:page-number="1"/>
      <style:text-properties style:font-name="Verdana" fo:font-size="18pt" fo:font-weight="bold" style:font-size-asian="18pt" style:font-weight-asian="bold" style:font-size-complex="18pt" style:font-weight-complex="bold"/>
    </style:style>
    <style:style style:name="P19" style:family="paragraph" style:parent-style-name="Standard">
      <style:paragraph-properties fo:margin-top="0cm" fo:margin-bottom="0cm" loext:contextual-spacing="false" fo:text-align="justify" style:justify-single-word="false"/>
      <style:text-properties style:font-name="Verdana" officeooo:rsid="00206940" officeooo:paragraph-rsid="00206940"/>
    </style:style>
    <style:style style:name="P20" style:family="paragraph" style:parent-style-name="Standard">
      <style:paragraph-properties fo:margin-top="0cm" fo:margin-bottom="0cm" loext:contextual-spacing="false" fo:text-align="justify" style:justify-single-word="false"/>
      <style:text-properties style:font-name="Verdana" officeooo:rsid="0024d048" officeooo:paragraph-rsid="0024d048"/>
    </style:style>
    <style:style style:name="P21" style:family="paragraph" style:parent-style-name="Standard" style:list-style-name="WWNum1">
      <style:paragraph-properties fo:margin-left="0cm" fo:margin-right="0cm" fo:margin-top="0cm" fo:margin-bottom="0cm" loext:contextual-spacing="true" fo:text-align="center" style:justify-single-word="false" fo:text-indent="0cm" style:auto-text-indent="false"/>
      <style:text-properties officeooo:paragraph-rsid="0005033a"/>
    </style:style>
    <style:style style:name="T1" style:family="text">
      <style:text-properties officeooo:rsid="0003b685"/>
    </style:style>
    <style:style style:name="T2" style:family="text">
      <style:text-properties officeooo:rsid="00089b06"/>
    </style:style>
    <style:style style:name="T3" style:family="text">
      <style:text-properties style:font-name="Verdana"/>
    </style:style>
    <style:style style:name="T4" style:family="text">
      <style:text-properties style:font-name="Verdana" officeooo:rsid="0005033a"/>
    </style:style>
    <style:style style:name="T5" style:family="text">
      <style:text-properties style:font-name="Verdana" fo:font-weight="bold" style:font-weight-asian="bold" style:font-weight-complex="bold"/>
    </style:style>
    <style:style style:name="T6" style:family="text">
      <style:text-properties style:font-name="Verdana" officeooo:rsid="001e98fd"/>
    </style:style>
    <style:style style:name="T7" style:family="text">
      <style:text-properties officeooo:rsid="001356f0"/>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3f85e"/>
    </style:style>
    <style:style style:name="T11" style:family="text">
      <style:text-properties officeooo:rsid="001431c2"/>
    </style:style>
    <style:style style:name="T12" style:family="text">
      <style:text-properties officeooo:rsid="0015df16"/>
    </style:style>
    <style:style style:name="T13" style:family="text">
      <style:text-properties officeooo:rsid="0016895f"/>
    </style:style>
    <style:style style:name="T14" style:family="text">
      <style:text-properties officeooo:rsid="0017ea44"/>
    </style:style>
    <style:style style:name="T15" style:family="text">
      <style:text-properties officeooo:rsid="00188b6d"/>
    </style:style>
    <style:style style:name="T16" style:family="text">
      <style:text-properties officeooo:rsid="001d6f2c"/>
    </style:style>
    <style:style style:name="T17" style:family="text">
      <style:text-properties officeooo:rsid="00221ca7"/>
    </style:style>
    <style:style style:name="T18" style:family="text">
      <style:text-properties officeooo:rsid="0025a4e0"/>
    </style:style>
    <style:style style:name="T1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text:span text:style-name="T1">de </text:span>Géométrie Numérique</text:p>
      <text:p text:style-name="P13"/>
      <text:list xml:id="list4256503171" text:style-name="WWNum1">
        <text:list-item>
          <text:list>
            <text:list-header>
              <text:p text:style-name="P21"><text:span text:style-name="T3">Romain PERRIN </text:span><text:span text:style-name="T4">- </text:span><text:a xlink:type="simple" xlink:href="mailto:romain.perrin@etu.unistra.fr" text:style-name="Internet_20_link" text:visited-style-name="Visited_20_Internet_20_Link"><text:span text:style-name="T3">romain.perrin@etu.unistra.fr</text:span></text:a></text:p>
              <text:p text:style-name="P21"><text:span text:style-name="T3">Maxime SEYER </text:span><text:span text:style-name="T4">- </text:span><text:a xlink:type="simple" xlink:href="mailto:maxime.seyer@etu.unistra.fr" text:style-name="Internet_20_link" text:visited-style-name="Visited_20_Internet_20_Link"><text:span text:style-name="T3">maxime.seyer@etu.unistra.fr</text:span></text:a></text:p>
            </text:list-header>
          </text:list>
        </text:list-item>
      </text:list>
      <text:p text:style-name="P1"/>
      <text:p text:style-name="P1"/>
      <text:p text:style-name="P3">Remarques générales</text:p>
      <text:p text:style-name="P2"/>
      <text:p text:style-name="P4">Le code a été développé en C++ <text:span text:style-name="T2">et compilé avec</text:span> QtCreator 5.9.x.</text:p>
      <text:p text:style-name="P8"><text:span text:style-name="T3">Le code ainsi que ce rapport ont été gérés à l’aide du gestionnaire de version </text:span><text:span text:style-name="T5">git</text:span><text:span text:style-name="T3"> et le dépôt est disponible </text:span><text:span text:style-name="T6">ici </text:span><text:span text:style-name="T3">: </text:span><text:a xlink:type="simple" xlink:href="http://github.com/Romain96/M1S2_GN.git" text:style-name="Internet_20_link" text:visited-style-name="Visited_20_Internet_20_Link"><text:span text:style-name="T3">http://github.com/Romain96/M1S2_GN.git</text:span></text:a></text:p>
      <text:p text:style-name="P5"/>
      <text:p text:style-name="P6">Deux bibliothèques ont été utilisées pour le projet et ont été directement incluses directement dans le projet qui ne nécessite de fait pas de dépendance externe.</text:p>
      <text:p text:style-name="P7">Les bibliothèques utilisées sont <text:span text:style-name="T9">GLM</text:span> pour la manipulation de vecteurs et de matrices et <text:span text:style-name="T9">Eigen</text:span> pour le calcul des vecteurs propres.</text:p>
      <text:p text:style-name="P12"/>
      <text:p text:style-name="P15">Description des classes du projet</text:p>
      <text:p text:style-name="P13"/>
      <table:table table:name="Table1" table:style-name="Table1">
        <table:table-column table:style-name="Table1.A"/>
        <table:table-column table:style-name="Table1.B"/>
        <table:table-row table:style-name="Table1.1">
          <table:table-cell table:style-name="Table1.A1" office:value-type="string">
            <text:p text:style-name="P9">Classe</text:p>
          </table:table-cell>
          <table:table-cell table:style-name="Table1.A1" office:value-type="string">
            <text:p text:style-name="P9">Description</text:p>
          </table:table-cell>
        </table:table-row>
        <table:table-row table:style-name="Table1.1">
          <table:table-cell table:style-name="Table1.A1" office:value-type="string">
            <text:p text:style-name="P11">DisjointSets</text:p>
          </table:table-cell>
          <table:table-cell table:style-name="Table1.A1" office:value-type="string">
            <text:p text:style-name="P9">Représente des ensembles disjoints <text:span text:style-name="T7">utilisé </text:span>pour la création d’<text:span text:style-name="T7">un</text:span> <text:span text:style-name="T7">l’arbre couvrant minimal</text:span> (<text:span text:style-name="T7">algorithme de </text:span>Kruskal)</text:p>
          </table:table-cell>
        </table:table-row>
        <table:table-row table:style-name="Table1.1">
          <table:table-cell table:style-name="Table1.A1" office:value-type="string">
            <text:p text:style-name="P11">Edge</text:p>
          </table:table-cell>
          <table:table-cell table:style-name="Table1.A1" office:value-type="string">
            <text:p text:style-name="P9">Représente une arête dans le modèle <text:span text:style-name="T8">HalfEdge</text:span></text:p>
          </table:table-cell>
        </table:table-row>
        <table:table-row table:style-name="Table1.1">
          <table:table-cell table:style-name="Table1.A1" office:value-type="string">
            <text:p text:style-name="P11">Face</text:p>
          </table:table-cell>
          <table:table-cell table:style-name="Table1.A1" office:value-type="string">
            <text:p text:style-name="P9">Représente une face dans le modèle <text:span text:style-name="T8">HalfEdge</text:span></text:p>
          </table:table-cell>
        </table:table-row>
        <table:table-row table:style-name="Table1.1">
          <table:table-cell table:style-name="Table1.A1" office:value-type="string">
            <text:p text:style-name="P11">Graph</text:p>
          </table:table-cell>
          <table:table-cell table:style-name="Table1.A1" office:value-type="string">
            <text:p text:style-name="P9">Représente un graphe non orienté <text:span text:style-name="T10">(et a fortiori un arbre)</text:span></text:p>
          </table:table-cell>
        </table:table-row>
        <table:table-row table:style-name="Table1.1">
          <table:table-cell table:style-name="Table1.A1" office:value-type="string">
            <text:p text:style-name="P11">HalfEdge</text:p>
          </table:table-cell>
          <table:table-cell table:style-name="Table1.A1" office:value-type="string">
            <text:p text:style-name="P9">Représente <text:span text:style-name="T11">une</text:span> demi-arête dans le modèle <text:span text:style-name="T8">HalfEdge</text:span></text:p>
          </table:table-cell>
        </table:table-row>
        <table:table-row table:style-name="Table1.1">
          <table:table-cell table:style-name="Table1.A1" office:value-type="string">
            <text:p text:style-name="P11">Mesh</text:p>
          </table:table-cell>
          <table:table-cell table:style-name="Table1.A1" office:value-type="string">
            <text:p text:style-name="P9">Représente <text:span text:style-name="T11">un modèle avec sommets, faces et demi-arêtes</text:span> dans le modèle <text:span text:style-name="T8">HalfEdge</text:span></text:p>
          </table:table-cell>
        </table:table-row>
        <table:table-row table:style-name="Table1.1">
          <table:table-cell table:style-name="Table1.A1" office:value-type="string">
            <text:p text:style-name="P11">MeshReconstructor</text:p>
          </table:table-cell>
          <table:table-cell table:style-name="Table1.A1" office:value-type="string">
            <text:p text:style-name="P10">Effectue l’intégralité de l’algorithme de reconstruction de surfaces de Hoppe et al.</text:p>
          </table:table-cell>
        </table:table-row>
        <table:table-row table:style-name="Table1.1">
          <table:table-cell table:style-name="Table1.A1" office:value-type="string">
            <text:p text:style-name="P11">Node</text:p>
          </table:table-cell>
          <table:table-cell table:style-name="Table1.A1" office:value-type="string">
            <text:p text:style-name="P9">Représente un <text:span text:style-name="T12">nœud</text:span> du graphe</text:p>
          </table:table-cell>
        </table:table-row>
        <table:table-row table:style-name="Table1.1">
          <table:table-cell table:style-name="Table1.A1" office:value-type="string">
            <text:p text:style-name="P11">Octree</text:p>
          </table:table-cell>
          <table:table-cell table:style-name="Table1.A1" office:value-type="string">
            <text:p text:style-name="P9">Représente <text:span text:style-name="T12">un </text:span>octree (structure de données de type arbre dans laquelle chaque nœud compte exactement huit fils)</text:p>
          </table:table-cell>
        </table:table-row>
        <table:table-row table:style-name="Table1.1">
          <table:table-cell table:style-name="Table1.A1" office:value-type="string">
            <text:p text:style-name="P11">Plane</text:p>
          </table:table-cell>
          <table:table-cell table:style-name="Table1.A1" office:value-type="string">
            <text:p text:style-name="P9">Représente <text:span text:style-name="T13">un</text:span> plan tangent <text:span text:style-name="T13">et sa normale associée</text:span> (<text:span text:style-name="T13">contient les </text:span>trois vecteurs propres <text:span text:style-name="T14">du plan</text:span>)</text:p>
          </table:table-cell>
        </table:table-row>
        <table:table-row table:style-name="Table1.1">
          <table:table-cell table:style-name="Table1.A1" office:value-type="string">
            <text:p text:style-name="P11">Vertex</text:p>
          </table:table-cell>
          <table:table-cell table:style-name="Table1.A1" office:value-type="string">
            <text:p text:style-name="P9">Représente <text:span text:style-name="T15">un</text:span> sommet dans le modèle <text:span text:style-name="T8">HalfEdge</text:span></text:p>
          </table:table-cell>
        </table:table-row>
      </table:table>
      <text:p text:style-name="P14"/>
      <text:p text:style-name="P14"><text:soft-page-break/>Choix d’implémentation</text:p>
      <text:p text:style-name="P14"/>
      <text:p text:style-name="P14"/>
      <text:p text:style-name="P16"><text:tab/>Nous avons choisi de stocker les plans tangents ainsi que les normales dans une seule structure appelée Plane. Dans la mesure où l’analyse par composantes principales <text:span text:style-name="T16">réalisée</text:span> à l’aide de la bibliothèques <text:span text:style-name="T9">Eigen</text:span> <text:span text:style-name="T16">fourni les trois vecteurs propres pour chaque centroïde et que deux de ces vecteurs propres représentent le plan tangent et le troisième représente la normale à ce plan, il est aisé de les stocker ensemble.</text:span></text:p>
      <text:p text:style-name="P16"/>
      <text:p text:style-name="P17"><text:tab/>Afin de rendre la recherche de plus proches voisins plus optimale en temps, nous avons décidé de partitionner l’espace à l’aide de la structure d’<text:span text:style-name="T9">octree</text:span>. L’octree est utilisé une première fois lors du calcul des plans tangents par ACP. Cet octree est défini sur les points chargés par le programme. Pour la suite de l’algorithme, un second octree est généré mais cette fois-ci sur les centroïdes précédemment calculés. Il sert à la recherche des k plus proches voisins lors de la réorientation des plans tangents.</text:p>
      <text:p text:style-name="P17"/>
      <text:p text:style-name="P19"><text:tab/>En réalité, c’est la classe <text:span text:style-name="T9">MeshReconstructor</text:span> qui fait le plus gros du travail de reconstruction. La classe <text:span text:style-name="T9">HalfEdge</text:span> fait partie du projet car celui-ci est basé sur le travail effectué en TP. De fait, la classe <text:span text:style-name="T9">HalfEdge</text:span> n’est jamais utilisé lors de la reconstruction. <text:span text:style-name="T17">Les graphes sont simplement représentés comme deux listes : une liste de nœuds (contenant dans notre cas un pointeur sur un centroide) et une liste d’arêtes (contenant deux pointeurs sur des nœuds du graphe et un poids).</text:span></text:p>
      <text:p text:style-name="P19"/>
      <text:p text:style-name="P20">Pour réaliser l’algorithme des <text:span text:style-name="T9">marching cubes</text:span>, nous avons utilisé une table de correspondance permettant de connaître la liste des triangles à former avec les arêtes associées en fonction des sommets de cube ayant une valeur négative (ie qui sont à l’intérieur de la surface). <text:span text:style-name="T18">La table utilisée est celle décrite pas Paul Bourke (</text:span><text:a xlink:type="simple" xlink:href="http://paulbourke.net/geometry/polygonise" text:style-name="Internet_20_link" text:visited-style-name="Visited_20_Internet_20_Link"><text:span text:style-name="T18">http://paulbourke.net/geometry/polygonise</text:span></text:a><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date>2018-03-04T22:50:48.580000000</dc:date>
    <meta:editing-duration>PT57M30S</meta:editing-duration>
    <meta:editing-cycles>33</meta:editing-cycles>
    <meta:document-statistic meta:table-count="1" meta:image-count="0" meta:object-count="0" meta:page-count="2" meta:paragraph-count="38" meta:word-count="521" meta:character-count="3333" meta:non-whitespace-character-count="2849"/>
  </office:meta>
</office:document-meta>
</file>